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_Main" svg:font-family="MathJax_Main" style:font-pitch="variable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5pt" fo:font-style="italic" officeooo:rsid="00bbed8f" officeooo:paragraph-rsid="000b503d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line-height="150%"/>
      <style:text-properties fo:font-size="15pt" fo:font-style="italic" officeooo:rsid="00bbed8f" officeooo:paragraph-rsid="00fb236f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line-height="150%"/>
      <style:text-properties fo:font-size="15pt" fo:font-style="italic" officeooo:rsid="00a1f04c" officeooo:paragraph-rsid="00a1f04c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line-height="150%"/>
      <style:text-properties fo:font-size="15pt" fo:font-style="italic" officeooo:rsid="00b8bba8" officeooo:paragraph-rsid="000b503d" style:font-size-asian="15pt" style:font-style-asian="italic" style:font-size-complex="15pt" style:font-style-complex="italic"/>
    </style:style>
    <style:style style:name="P5" style:family="paragraph" style:parent-style-name="Standard">
      <style:paragraph-properties fo:line-height="150%"/>
      <style:text-properties fo:font-size="15pt" fo:font-style="italic" officeooo:rsid="0105f979" officeooo:paragraph-rsid="0105f979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line-height="150%"/>
      <style:text-properties fo:font-size="15pt" fo:font-style="italic" officeooo:rsid="0105f979" officeooo:paragraph-rsid="015819ac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line-height="150%"/>
      <style:text-properties fo:font-size="15pt" fo:font-style="italic" officeooo:rsid="010a238e" officeooo:paragraph-rsid="010a238e" style:font-size-asian="15pt" style:font-style-asian="italic" style:font-size-complex="15pt" style:font-style-complex="italic"/>
    </style:style>
    <style:style style:name="P8" style:family="paragraph" style:parent-style-name="Standard">
      <style:paragraph-properties fo:line-height="150%"/>
      <style:text-properties fo:font-size="15pt" fo:font-style="italic" officeooo:rsid="010a238e" officeooo:paragraph-rsid="015819ac" style:font-size-asian="15pt" style:font-style-asian="italic" style:font-size-complex="15pt" style:font-style-complex="italic"/>
    </style:style>
    <style:style style:name="P9" style:family="paragraph" style:parent-style-name="Standard">
      <style:paragraph-properties fo:line-height="150%"/>
      <style:text-properties fo:font-size="15pt" fo:font-style="italic" officeooo:rsid="010f50d2" officeooo:paragraph-rsid="010f50d2" style:font-size-asian="15pt" style:font-style-asian="italic" style:font-size-complex="15pt" style:font-style-complex="italic"/>
    </style:style>
    <style:style style:name="P10" style:family="paragraph" style:parent-style-name="Standard">
      <style:paragraph-properties fo:line-height="150%"/>
      <style:text-properties fo:font-size="15pt" fo:font-style="italic" officeooo:rsid="010f50d2" officeooo:paragraph-rsid="011b20b1" style:font-size-asian="15pt" style:font-style-asian="italic" style:font-size-complex="15pt" style:font-style-complex="italic"/>
    </style:style>
    <style:style style:name="P11" style:family="paragraph" style:parent-style-name="Standard">
      <style:paragraph-properties fo:line-height="150%"/>
      <style:text-properties fo:font-size="15pt" fo:font-style="italic" officeooo:rsid="010f50d2" officeooo:paragraph-rsid="015819ac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line-height="150%"/>
      <style:text-properties fo:font-size="15pt" fo:font-style="italic" officeooo:rsid="01184008" officeooo:paragraph-rsid="01184008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line-height="150%"/>
      <style:text-properties fo:font-size="15pt" fo:font-style="italic" officeooo:rsid="01184008" officeooo:paragraph-rsid="015819ac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line-height="150%"/>
      <style:text-properties fo:font-size="15pt" fo:font-style="italic" officeooo:rsid="0128d35d" officeooo:paragraph-rsid="0128d35d" style:font-size-asian="15pt" style:font-style-asian="italic" style:font-size-complex="15pt" style:font-style-complex="italic"/>
    </style:style>
    <style:style style:name="P15" style:family="paragraph" style:parent-style-name="Standard">
      <style:paragraph-properties fo:line-height="150%"/>
      <style:text-properties fo:font-size="15pt" fo:font-style="italic" officeooo:rsid="01322743" officeooo:paragraph-rsid="01322743" style:font-size-asian="15pt" style:font-style-asian="italic" style:font-size-complex="15pt" style:font-style-complex="italic"/>
    </style:style>
    <style:style style:name="P16" style:family="paragraph" style:parent-style-name="Standard">
      <style:paragraph-properties fo:line-height="150%"/>
      <style:text-properties fo:font-size="15pt" fo:font-style="italic" officeooo:rsid="01322743" officeooo:paragraph-rsid="0145f522" style:font-size-asian="15pt" style:font-style-asian="italic" style:font-size-complex="15pt" style:font-style-complex="italic"/>
    </style:style>
    <style:style style:name="P17" style:family="paragraph" style:parent-style-name="Standard">
      <style:paragraph-properties fo:line-height="150%"/>
      <style:text-properties fo:font-size="15pt" fo:font-style="italic" officeooo:rsid="01322743" officeooo:paragraph-rsid="015819ac" style:font-size-asian="15pt" style:font-style-asian="italic" style:font-size-complex="15pt" style:font-style-complex="italic"/>
    </style:style>
    <style:style style:name="P18" style:family="paragraph" style:parent-style-name="Standard">
      <style:paragraph-properties fo:line-height="150%"/>
      <style:text-properties fo:font-size="15pt" fo:font-style="italic" officeooo:rsid="01322743" officeooo:paragraph-rsid="0164ba5c" style:font-size-asian="15pt" style:font-style-asian="italic" style:font-size-complex="15pt" style:font-style-complex="italic"/>
    </style:style>
    <style:style style:name="P19" style:family="paragraph" style:parent-style-name="Standard">
      <style:paragraph-properties fo:line-height="150%"/>
      <style:text-properties fo:font-size="15pt" fo:font-style="italic" officeooo:rsid="01489bef" officeooo:paragraph-rsid="01489bef" style:font-size-asian="15pt" style:font-style-asian="italic" style:font-size-complex="15pt" style:font-style-complex="italic"/>
    </style:style>
    <style:style style:name="P20" style:family="paragraph" style:parent-style-name="Standard">
      <style:paragraph-properties fo:line-height="150%"/>
      <style:text-properties fo:font-size="15pt" fo:font-style="italic" officeooo:rsid="01489bef" officeooo:paragraph-rsid="015819ac" style:font-size-asian="15pt" style:font-style-asian="italic" style:font-size-complex="15pt" style:font-style-complex="italic"/>
    </style:style>
    <style:style style:name="P21" style:family="paragraph" style:parent-style-name="Standard">
      <style:paragraph-properties fo:line-height="150%"/>
      <style:text-properties fo:font-size="15pt" fo:font-style="italic" officeooo:rsid="016097e8" officeooo:paragraph-rsid="016097e8" style:font-size-asian="15pt" style:font-style-asian="italic" style:font-size-complex="15pt" style:font-style-complex="italic"/>
    </style:style>
    <style:style style:name="P22" style:family="paragraph" style:parent-style-name="Standard">
      <style:text-properties fo:font-size="15pt" fo:font-weight="bold" officeooo:rsid="00d9ee56" officeooo:paragraph-rsid="000b503d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officeooo:rsid="00d9ee56" officeooo:paragraph-rsid="000b503d" style:font-size-asian="15pt" style:font-size-complex="15pt"/>
    </style:style>
    <style:style style:name="P24" style:family="paragraph" style:parent-style-name="Standard">
      <style:paragraph-properties fo:line-height="150%"/>
      <style:text-properties fo:font-size="15pt" officeooo:rsid="000fa377" officeooo:paragraph-rsid="000fa377" style:font-size-asian="15pt" style:font-size-complex="15pt"/>
    </style:style>
    <style:style style:name="P25" style:family="paragraph" style:parent-style-name="Standard">
      <style:text-properties fo:font-size="15pt" officeooo:rsid="00167ced" officeooo:paragraph-rsid="00167ced" style:font-size-asian="15pt" style:font-size-complex="15pt"/>
    </style:style>
    <style:style style:name="P26" style:family="paragraph" style:parent-style-name="Standard">
      <style:paragraph-properties fo:line-height="150%"/>
      <style:text-properties fo:font-size="15pt" officeooo:rsid="003f5079" officeooo:paragraph-rsid="003f5079" style:font-size-asian="15pt" style:font-size-complex="15pt"/>
    </style:style>
    <style:style style:name="P27" style:family="paragraph" style:parent-style-name="Standard" style:list-style-name="L1">
      <style:paragraph-properties fo:line-height="150%"/>
      <style:text-properties fo:font-size="15pt" officeooo:rsid="00590328" officeooo:paragraph-rsid="00b8f861" style:font-size-asian="15pt" style:font-size-complex="15pt"/>
    </style:style>
    <style:style style:name="P28" style:family="paragraph" style:parent-style-name="Standard" style:list-style-name="L1">
      <style:paragraph-properties fo:line-height="150%"/>
      <style:text-properties fo:font-size="15pt" officeooo:rsid="0061180e" officeooo:paragraph-rsid="0061180e" style:font-size-asian="15pt" style:font-size-complex="15pt"/>
    </style:style>
    <style:style style:name="P29" style:family="paragraph" style:parent-style-name="Standard" style:list-style-name="L2">
      <style:paragraph-properties fo:line-height="150%"/>
      <style:text-properties fo:font-size="15pt" officeooo:rsid="0066b774" officeooo:paragraph-rsid="0066b774" style:font-size-asian="15pt" style:font-size-complex="15pt"/>
    </style:style>
    <style:style style:name="P30" style:family="paragraph" style:parent-style-name="Standard" style:list-style-name="L1">
      <style:paragraph-properties fo:line-height="150%"/>
      <style:text-properties fo:font-size="15pt" officeooo:rsid="00884a07" officeooo:paragraph-rsid="00884a07" style:font-size-asian="15pt" style:font-size-complex="15pt"/>
    </style:style>
    <style:style style:name="P31" style:family="paragraph" style:parent-style-name="Standard">
      <style:paragraph-properties fo:line-height="150%"/>
      <style:text-properties fo:font-size="15pt" officeooo:rsid="00884a07" officeooo:paragraph-rsid="00884a07" style:font-size-asian="15pt" style:font-size-complex="15pt"/>
    </style:style>
    <style:style style:name="P32" style:family="paragraph" style:parent-style-name="Standard">
      <style:paragraph-properties fo:line-height="150%"/>
      <style:text-properties fo:font-size="15pt" officeooo:rsid="00bc6af3" officeooo:paragraph-rsid="00bc6af3" style:font-size-asian="15pt" style:font-size-complex="15pt"/>
    </style:style>
    <style:style style:name="P33" style:family="paragraph" style:parent-style-name="Standard">
      <style:paragraph-properties fo:line-height="150%"/>
      <style:text-properties fo:font-size="15pt" fo:font-style="normal" officeooo:rsid="0066703a" officeooo:paragraph-rsid="000b503d" style:font-size-asian="15pt" style:font-style-asian="normal" style:font-size-complex="15pt" style:font-style-complex="normal"/>
    </style:style>
    <style:style style:name="P34" style:family="paragraph" style:parent-style-name="Standard">
      <style:paragraph-properties fo:line-height="150%"/>
      <style:text-properties fo:font-size="15pt" fo:font-style="normal" officeooo:rsid="00d51f8f" officeooo:paragraph-rsid="00d51f8f" style:font-size-asian="15pt" style:font-style-asian="normal" style:font-size-complex="15pt" style:font-style-complex="normal"/>
    </style:style>
    <style:style style:name="P35" style:family="paragraph" style:parent-style-name="Standard">
      <style:paragraph-properties fo:line-height="150%"/>
      <style:text-properties fo:font-size="15pt" fo:font-style="normal" officeooo:rsid="00dea606" officeooo:paragraph-rsid="00dea606" style:font-size-asian="15pt" style:font-style-asian="normal" style:font-size-complex="15pt" style:font-style-complex="normal"/>
    </style:style>
    <style:style style:name="P36" style:family="paragraph" style:parent-style-name="Standard">
      <style:paragraph-properties fo:line-height="150%"/>
      <style:text-properties fo:font-size="15pt" fo:font-style="normal" fo:font-weight="bold" officeooo:rsid="00648c56" officeooo:paragraph-rsid="000b503d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>
      <style:paragraph-properties fo:line-height="150%"/>
      <style:text-properties fo:font-size="15pt" fo:font-style="normal" fo:font-weight="bold" officeooo:rsid="00ae04ea" officeooo:paragraph-rsid="000b503d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text-properties fo:font-size="20pt" fo:font-weight="bold" officeooo:rsid="00d9ee56" officeooo:paragraph-rsid="000b503d" style:font-size-asian="17.5pt" style:font-weight-asian="bold" style:font-size-complex="20pt" style:font-weight-complex="bold"/>
    </style:style>
    <style:style style:name="P39" style:family="paragraph" style:parent-style-name="Standard">
      <style:paragraph-properties fo:line-height="150%"/>
      <style:text-properties style:text-position="0% 100%" fo:font-size="15pt" fo:font-style="normal" fo:font-weight="normal" officeooo:rsid="00ae04ea" officeooo:paragraph-rsid="000b503d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e4b6d8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beba03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f0c99a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fb236f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fdd45c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fo:font-weight="normal" officeooo:rsid="00fe739c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fo:font-weight="normal" officeooo:rsid="010a2cfb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fo:font-weight="normal" officeooo:rsid="01199948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fo:font-weight="normal" officeooo:rsid="011b20b1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fo:font-weight="normal" officeooo:rsid="0120c91e" style:font-style-asian="normal" style:font-weight-asian="normal" style:font-style-complex="normal" style:font-weight-complex="normal"/>
    </style:style>
    <style:style style:name="T14" style:family="text">
      <style:text-properties style:text-position="0% 100%" fo:font-style="normal" fo:font-weight="normal" officeooo:rsid="01277a11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128ffe5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officeooo:rsid="012a36ad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normal" officeooo:rsid="012b968d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12d14c1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12e32f3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12f1a19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13cbf02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fo:font-weight="normal" officeooo:rsid="013e1c5f" style:font-style-asian="normal" style:font-weight-asian="normal" style:font-style-complex="normal" style:font-weight-complex="normal"/>
    </style:style>
    <style:style style:name="T23" style:family="text">
      <style:text-properties style:text-position="0% 100%" fo:font-style="normal" fo:font-weight="normal" officeooo:rsid="013f2723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officeooo:rsid="0142d979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1438d1a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1346218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normal" officeooo:rsid="0145f522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1474427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normal" officeooo:rsid="01489bef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14a07cd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14b42b1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14b697b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14d07c6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14e225a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1500580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151b142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fo:font-weight="normal" officeooo:rsid="01534862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fo:font-weight="normal" officeooo:rsid="0153fc5a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officeooo:rsid="0155959b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1576c32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officeooo:rsid="015a56a9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15b9eb8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16287a0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1635296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1644f7a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1660450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normal" officeooo:rsid="0167f74c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fo:font-weight="normal" officeooo:rsid="0168c550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fo:font-weight="normal" officeooo:rsid="0169c031" style:font-style-asian="normal" style:font-weight-asian="normal" style:font-style-complex="normal" style:font-weight-complex="normal"/>
    </style:style>
    <style:style style:name="T50" style:family="text">
      <style:text-properties style:text-position="0% 100%" fo:font-weight="normal" style:font-weight-asian="normal" style:font-weight-complex="normal"/>
    </style:style>
    <style:style style:name="T51" style:family="text">
      <style:text-properties style:text-position="0% 100%" fo:font-weight="normal" officeooo:rsid="00bb1595" style:font-weight-asian="normal" style:font-weight-complex="normal"/>
    </style:style>
    <style:style style:name="T52" style:family="text">
      <style:text-properties style:text-position="0% 100%" fo:font-weight="normal" officeooo:rsid="00ff957d" style:font-weight-asian="normal" style:font-weight-complex="normal"/>
    </style:style>
    <style:style style:name="T53" style:family="text">
      <style:text-properties style:text-position="0% 100%" fo:font-weight="normal" officeooo:rsid="00ddc0c6" style:font-weight-asian="normal" style:font-weight-complex="normal"/>
    </style:style>
    <style:style style:name="T54" style:family="text">
      <style:text-properties style:text-position="0% 100%" fo:font-weight="normal" officeooo:rsid="00d0ff95" style:font-weight-asian="normal" style:font-weight-complex="normal"/>
    </style:style>
    <style:style style:name="T55" style:family="text">
      <style:text-properties style:text-position="0% 100%" fo:font-weight="normal" officeooo:rsid="00d6271d" style:font-weight-asian="normal" style:font-weight-complex="normal"/>
    </style:style>
    <style:style style:name="T56" style:family="text">
      <style:text-properties style:text-position="0% 100%" fo:font-weight="normal" officeooo:rsid="00da9f19" style:font-weight-asian="normal" style:font-weight-complex="normal"/>
    </style:style>
    <style:style style:name="T57" style:family="text">
      <style:text-properties style:text-position="0% 100%" fo:font-weight="normal" officeooo:rsid="00dc40af" style:font-weight-asian="normal" style:font-weight-complex="normal"/>
    </style:style>
    <style:style style:name="T58" style:family="text">
      <style:text-properties style:text-position="0% 100%" fo:font-weight="normal" officeooo:rsid="00ea31e8" style:font-weight-asian="normal" style:font-weight-complex="normal"/>
    </style:style>
    <style:style style:name="T59" style:family="text">
      <style:text-properties style:text-position="0% 100%" fo:font-weight="normal" officeooo:rsid="00eb7991" style:font-weight-asian="normal" style:font-weight-complex="normal"/>
    </style:style>
    <style:style style:name="T60" style:family="text">
      <style:text-properties style:text-position="0% 100%" fo:font-weight="normal" officeooo:rsid="00edca56" style:font-weight-asian="normal" style:font-weight-complex="normal"/>
    </style:style>
    <style:style style:name="T61" style:family="text">
      <style:text-properties style:text-position="0% 100%" fo:font-weight="normal" officeooo:rsid="00ee6d0b" style:font-weight-asian="normal" style:font-weight-complex="normal"/>
    </style:style>
    <style:style style:name="T62" style:family="text">
      <style:text-properties style:text-position="0% 100%" fo:font-weight="normal" officeooo:rsid="00ef9371" style:font-weight-asian="normal" style:font-weight-complex="normal"/>
    </style:style>
    <style:style style:name="T63" style:family="text">
      <style:text-properties style:text-position="0% 100%" fo:font-weight="normal" officeooo:rsid="00f37cf3" style:font-weight-asian="normal" style:font-weight-complex="normal"/>
    </style:style>
    <style:style style:name="T64" style:family="text">
      <style:text-properties style:text-position="0% 100%" fo:font-weight="normal" officeooo:rsid="00f3a472" style:font-weight-asian="normal" style:font-weight-complex="normal"/>
    </style:style>
    <style:style style:name="T65" style:family="text">
      <style:text-properties style:text-position="0% 100%" fo:font-weight="normal" officeooo:rsid="00f662b8" style:font-weight-asian="normal" style:font-weight-complex="normal"/>
    </style:style>
    <style:style style:name="T66" style:family="text">
      <style:text-properties style:text-position="0% 100%" fo:font-weight="normal" officeooo:rsid="012f1a19" style:font-weight-asian="normal" style:font-weight-complex="normal"/>
    </style:style>
    <style:style style:name="T67" style:family="text">
      <style:text-properties style:text-position="0% 100%" fo:font-weight="normal" officeooo:rsid="01346218" style:font-weight-asian="normal" style:font-weight-complex="normal"/>
    </style:style>
    <style:style style:name="T68" style:family="text">
      <style:text-properties style:text-position="0% 100%" fo:font-weight="normal" officeooo:rsid="00f0c99a" style:font-weight-asian="normal" style:font-weight-complex="normal"/>
    </style:style>
    <style:style style:name="T69" style:family="text">
      <style:text-properties style:text-position="0% 100%" fo:font-weight="normal" officeooo:rsid="0145f522" style:font-weight-asian="normal" style:font-weight-complex="normal"/>
    </style:style>
    <style:style style:name="T70" style:family="text">
      <style:text-properties style:text-position="0% 100%" fo:font-weight="bold" officeooo:rsid="00954b0d" style:font-weight-asian="bold" style:font-weight-complex="bold"/>
    </style:style>
    <style:style style:name="T71" style:family="text">
      <style:text-properties style:text-position="0% 100%" fo:font-weight="bold" officeooo:rsid="00d0ff95" style:font-weight-asian="bold" style:font-weight-complex="bold"/>
    </style:style>
    <style:style style:name="T72" style:family="text">
      <style:text-properties style:text-position="0% 100%" officeooo:rsid="009b389d"/>
    </style:style>
    <style:style style:name="T73" style:family="text">
      <style:text-properties style:text-position="0% 100%" fo:font-style="italic" fo:font-weight="normal" officeooo:rsid="00dc40af" style:font-style-asian="italic" style:font-weight-asian="normal" style:font-style-complex="italic" style:font-weight-complex="normal"/>
    </style:style>
    <style:style style:name="T74" style:family="text">
      <style:text-properties style:text-position="0% 100%" fo:font-style="italic" fo:font-weight="normal" officeooo:rsid="00edca56" style:font-style-asian="italic" style:font-weight-asian="normal" style:font-style-complex="italic" style:font-weight-complex="normal"/>
    </style:style>
    <style:style style:name="T75" style:family="text">
      <style:text-properties style:text-position="0% 100%" fo:font-style="italic" fo:font-weight="normal" officeooo:rsid="00ee6d0b" style:font-style-asian="italic" style:font-weight-asian="normal" style:font-style-complex="italic" style:font-weight-complex="normal"/>
    </style:style>
    <style:style style:name="T76" style:family="text">
      <style:text-properties style:text-position="0% 100%" fo:font-style="italic" fo:font-weight="normal" officeooo:rsid="00ef9371" style:font-style-asian="italic" style:font-weight-asian="normal" style:font-style-complex="italic" style:font-weight-complex="normal"/>
    </style:style>
    <style:style style:name="T77" style:family="text">
      <style:text-properties style:text-position="0% 100%" fo:font-style="italic" fo:font-weight="normal" officeooo:rsid="00f3a472" style:font-style-asian="italic" style:font-weight-asian="normal" style:font-style-complex="italic" style:font-weight-complex="normal"/>
    </style:style>
    <style:style style:name="T78" style:family="text">
      <style:text-properties style:font-name="MathJax_Main" fo:font-weight="normal" style:font-weight-asian="normal" style:font-weight-complex="normal"/>
    </style:style>
    <style:style style:name="T79" style:family="text">
      <style:text-properties style:font-name="MathJax_Main" fo:font-weight="normal" officeooo:rsid="0059f841" style:font-weight-asian="normal" style:font-weight-complex="normal"/>
    </style:style>
    <style:style style:name="T80" style:family="text">
      <style:text-properties style:font-name="MathJax_Main" fo:font-weight="normal" officeooo:rsid="0011d0be" style:font-weight-asian="normal" style:font-weight-complex="normal"/>
    </style:style>
    <style:style style:name="T81" style:family="text">
      <style:text-properties style:font-name="MathJax_Main" fo:font-weight="normal" officeooo:rsid="00149096" style:font-weight-asian="normal" style:font-weight-complex="normal"/>
    </style:style>
    <style:style style:name="T82" style:family="text">
      <style:text-properties style:font-name="MathJax_Main" fo:font-weight="normal" officeooo:rsid="0021f0cd" style:font-weight-asian="normal" style:font-weight-complex="normal"/>
    </style:style>
    <style:style style:name="T83" style:family="text">
      <style:text-properties style:font-name="MathJax_Main" fo:font-weight="normal" officeooo:rsid="002b7f4f" style:font-weight-asian="normal" style:font-weight-complex="normal"/>
    </style:style>
    <style:style style:name="T84" style:family="text">
      <style:text-properties style:font-name="MathJax_Main" fo:font-weight="normal" officeooo:rsid="002fdc40" style:font-weight-asian="normal" style:font-weight-complex="normal"/>
    </style:style>
    <style:style style:name="T85" style:family="text">
      <style:text-properties style:font-name="MathJax_Main" fo:font-weight="normal" officeooo:rsid="00477782" style:font-weight-asian="normal" style:font-weight-complex="normal"/>
    </style:style>
    <style:style style:name="T86" style:family="text">
      <style:text-properties style:font-name="MathJax_Main" fo:font-weight="normal" officeooo:rsid="0051b109" style:font-weight-asian="normal" style:font-weight-complex="normal"/>
    </style:style>
    <style:style style:name="T87" style:family="text">
      <style:text-properties style:font-name="MathJax_Main" fo:font-weight="normal" officeooo:rsid="005a6c8e" style:font-weight-asian="normal" style:font-weight-complex="normal"/>
    </style:style>
    <style:style style:name="T88" style:family="text">
      <style:text-properties style:font-name="MathJax_Main" fo:font-weight="normal" officeooo:rsid="005b2bc2" style:font-weight-asian="normal" style:font-weight-complex="normal"/>
    </style:style>
    <style:style style:name="T89" style:family="text">
      <style:text-properties style:font-name="MathJax_Main" fo:font-weight="normal" officeooo:rsid="005d970b" style:font-weight-asian="normal" style:font-weight-complex="normal"/>
    </style:style>
    <style:style style:name="T90" style:family="text">
      <style:text-properties style:font-name="MathJax_Main" fo:font-weight="normal" officeooo:rsid="005e0e19" style:font-weight-asian="normal" style:font-weight-complex="normal"/>
    </style:style>
    <style:style style:name="T91" style:family="text">
      <style:text-properties style:font-name="MathJax_Main" fo:font-weight="normal" officeooo:rsid="00651451" style:font-weight-asian="normal" style:font-weight-complex="normal"/>
    </style:style>
    <style:style style:name="T92" style:family="text">
      <style:text-properties style:font-name="MathJax_Main" fo:font-weight="normal" officeooo:rsid="0067504b" style:font-weight-asian="normal" style:font-weight-complex="normal"/>
    </style:style>
    <style:style style:name="T93" style:family="text">
      <style:text-properties style:font-name="MathJax_Main" fo:font-weight="normal" officeooo:rsid="0068eb0c" style:font-weight-asian="normal" style:font-weight-complex="normal"/>
    </style:style>
    <style:style style:name="T94" style:family="text">
      <style:text-properties style:font-name="MathJax_Main" fo:font-weight="normal" officeooo:rsid="006cc03f" style:font-weight-asian="normal" style:font-weight-complex="normal"/>
    </style:style>
    <style:style style:name="T95" style:family="text">
      <style:text-properties style:font-name="MathJax_Main" fo:font-weight="normal" officeooo:rsid="006e6620" style:font-weight-asian="normal" style:font-weight-complex="normal"/>
    </style:style>
    <style:style style:name="T96" style:family="text">
      <style:text-properties style:font-name="MathJax_Main" fo:font-weight="normal" officeooo:rsid="00702db7" style:font-weight-asian="normal" style:font-weight-complex="normal"/>
    </style:style>
    <style:style style:name="T97" style:family="text">
      <style:text-properties style:font-name="MathJax_Main" fo:font-weight="normal" officeooo:rsid="007297ab" style:font-weight-asian="normal" style:font-weight-complex="normal"/>
    </style:style>
    <style:style style:name="T98" style:family="text">
      <style:text-properties style:font-name="MathJax_Main" fo:font-weight="normal" officeooo:rsid="0076df49" style:font-weight-asian="normal" style:font-weight-complex="normal"/>
    </style:style>
    <style:style style:name="T99" style:family="text">
      <style:text-properties style:font-name="MathJax_Main" fo:font-weight="normal" officeooo:rsid="0078be89" style:font-weight-asian="normal" style:font-weight-complex="normal"/>
    </style:style>
    <style:style style:name="T100" style:family="text">
      <style:text-properties style:font-name="MathJax_Main" fo:font-weight="normal" officeooo:rsid="007aae71" style:font-weight-asian="normal" style:font-weight-complex="normal"/>
    </style:style>
    <style:style style:name="T101" style:family="text">
      <style:text-properties style:font-name="MathJax_Main" fo:font-weight="normal" officeooo:rsid="007dddfd" style:font-weight-asian="normal" style:font-weight-complex="normal"/>
    </style:style>
    <style:style style:name="T102" style:family="text">
      <style:text-properties style:font-name="MathJax_Main" fo:font-weight="normal" officeooo:rsid="007fc3dc" style:font-weight-asian="normal" style:font-weight-complex="normal"/>
    </style:style>
    <style:style style:name="T103" style:family="text">
      <style:text-properties style:font-name="MathJax_Main" fo:font-weight="normal" officeooo:rsid="0084a8ef" style:font-weight-asian="normal" style:font-weight-complex="normal"/>
    </style:style>
    <style:style style:name="T104" style:family="text">
      <style:text-properties style:font-name="MathJax_Main" fo:font-weight="normal" officeooo:rsid="008563d6" style:font-weight-asian="normal" style:font-weight-complex="normal"/>
    </style:style>
    <style:style style:name="T105" style:family="text">
      <style:text-properties style:font-name="MathJax_Main" fo:font-weight="normal" officeooo:rsid="00869817" style:font-weight-asian="normal" style:font-weight-complex="normal"/>
    </style:style>
    <style:style style:name="T106" style:family="text">
      <style:text-properties style:font-name="MathJax_Main" fo:font-weight="normal" officeooo:rsid="0086e0d1" style:font-weight-asian="normal" style:font-weight-complex="normal"/>
    </style:style>
    <style:style style:name="T107" style:family="text">
      <style:text-properties style:font-name="MathJax_Main" fo:font-weight="normal" officeooo:rsid="00876c03" style:font-weight-asian="normal" style:font-weight-complex="normal"/>
    </style:style>
    <style:style style:name="T108" style:family="text">
      <style:text-properties style:font-name="MathJax_Main" fo:font-weight="normal" officeooo:rsid="0089a888" style:font-weight-asian="normal" style:font-weight-complex="normal"/>
    </style:style>
    <style:style style:name="T109" style:family="text">
      <style:text-properties style:font-name="MathJax_Main" fo:font-weight="normal" officeooo:rsid="008c433e" style:font-weight-asian="normal" style:font-weight-complex="normal"/>
    </style:style>
    <style:style style:name="T110" style:family="text">
      <style:text-properties style:font-name="MathJax_Main" fo:font-weight="normal" officeooo:rsid="0093d1c5" style:font-weight-asian="normal" style:font-weight-complex="normal"/>
    </style:style>
    <style:style style:name="T111" style:family="text">
      <style:text-properties style:font-name="MathJax_Main" fo:font-weight="normal" officeooo:rsid="0096f057" style:font-weight-asian="normal" style:font-weight-complex="normal"/>
    </style:style>
    <style:style style:name="T112" style:family="text">
      <style:text-properties style:font-name="MathJax_Main" fo:font-weight="normal" officeooo:rsid="00978dfd" style:font-weight-asian="normal" style:font-weight-complex="normal"/>
    </style:style>
    <style:style style:name="T113" style:family="text">
      <style:text-properties style:font-name="MathJax_Main" fo:font-weight="normal" officeooo:rsid="0099525c" style:font-weight-asian="normal" style:font-weight-complex="normal"/>
    </style:style>
    <style:style style:name="T114" style:family="text">
      <style:text-properties style:font-name="MathJax_Main" fo:font-weight="normal" officeooo:rsid="009ab4a3" style:font-weight-asian="normal" style:font-weight-complex="normal"/>
    </style:style>
    <style:style style:name="T115" style:family="text">
      <style:text-properties style:font-name="MathJax_Main" fo:font-weight="normal" officeooo:rsid="009fa5d9" style:font-weight-asian="normal" style:font-weight-complex="normal"/>
    </style:style>
    <style:style style:name="T116" style:family="text">
      <style:text-properties style:font-name="MathJax_Main" fo:font-weight="normal" officeooo:rsid="00a13381" style:font-weight-asian="normal" style:font-weight-complex="normal"/>
    </style:style>
    <style:style style:name="T117" style:family="text">
      <style:text-properties style:font-name="MathJax_Main" fo:font-weight="normal" officeooo:rsid="00aa1661" style:font-weight-asian="normal" style:font-weight-complex="normal"/>
    </style:style>
    <style:style style:name="T118" style:family="text">
      <style:text-properties style:font-name="MathJax_Main" fo:font-weight="normal" officeooo:rsid="00ab74c7" style:font-weight-asian="normal" style:font-weight-complex="normal"/>
    </style:style>
    <style:style style:name="T119" style:family="text">
      <style:text-properties style:font-name="MathJax_Main" fo:font-weight="normal" officeooo:rsid="00aca9b3" style:font-weight-asian="normal" style:font-weight-complex="normal"/>
    </style:style>
    <style:style style:name="T120" style:family="text">
      <style:text-properties style:font-name="MathJax_Main" fo:font-weight="normal" officeooo:rsid="00b2c890" style:font-weight-asian="normal" style:font-weight-complex="normal"/>
    </style:style>
    <style:style style:name="T121" style:family="text">
      <style:text-properties style:font-name="MathJax_Main" fo:font-weight="normal" officeooo:rsid="00b43a79" style:font-weight-asian="normal" style:font-weight-complex="normal"/>
    </style:style>
    <style:style style:name="T122" style:family="text">
      <style:text-properties style:font-name="MathJax_Main" fo:font-weight="normal" officeooo:rsid="00bd6844" style:font-weight-asian="normal" style:font-weight-complex="normal"/>
    </style:style>
    <style:style style:name="T123" style:family="text">
      <style:text-properties style:font-name="MathJax_Main" fo:font-weight="normal" officeooo:rsid="00bd8a49" style:font-weight-asian="normal" style:font-weight-complex="normal"/>
    </style:style>
    <style:style style:name="T124" style:family="text">
      <style:text-properties style:font-name="MathJax_Main" fo:font-weight="normal" officeooo:rsid="00be5d46" style:font-weight-asian="normal" style:font-weight-complex="normal"/>
    </style:style>
    <style:style style:name="T125" style:family="text">
      <style:text-properties style:font-name="MathJax_Main" fo:font-weight="normal" officeooo:rsid="00c3b88b" style:font-weight-asian="normal" style:font-weight-complex="normal"/>
    </style:style>
    <style:style style:name="T126" style:family="text">
      <style:text-properties style:font-name="MathJax_Main" fo:font-weight="normal" officeooo:rsid="00c50093" style:font-weight-asian="normal" style:font-weight-complex="normal"/>
    </style:style>
    <style:style style:name="T127" style:family="text">
      <style:text-properties style:font-name="MathJax_Main" fo:font-weight="normal" officeooo:rsid="00c7f09c" style:font-weight-asian="normal" style:font-weight-complex="normal"/>
    </style:style>
    <style:style style:name="T128" style:family="text">
      <style:text-properties style:font-name="MathJax_Main" fo:font-weight="normal" officeooo:rsid="00ce5de7" style:font-weight-asian="normal" style:font-weight-complex="normal"/>
    </style:style>
    <style:style style:name="T129" style:family="text">
      <style:text-properties style:font-name="MathJax_Main" fo:font-weight="bold" officeooo:rsid="002b7f4f" style:font-weight-asian="bold" style:font-weight-complex="bold"/>
    </style:style>
    <style:style style:name="T130" style:family="text">
      <style:text-properties officeooo:rsid="006aa32c"/>
    </style:style>
    <style:style style:name="T131" style:family="text">
      <style:text-properties style:text-position="super 58%" fo:font-style="normal" fo:font-weight="normal" officeooo:rsid="00fa41af" style:font-style-asian="normal" style:font-weight-asian="normal" style:font-style-complex="normal" style:font-weight-complex="normal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officeooo:rsid="0016b183" style:font-style-asian="italic" style:font-style-complex="italic"/>
    </style:style>
    <style:style style:name="T134" style:family="text">
      <style:text-properties fo:font-style="italic" officeooo:rsid="00188ea1" style:font-style-asian="italic" style:font-style-complex="italic"/>
    </style:style>
    <style:style style:name="T135" style:family="text">
      <style:text-properties officeooo:rsid="002458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ab/><text:tab/><text:tab/><text:tab/><text:tab/><text:span text:style-name="T135">Number Game</text:span><text:tab/></text:p>
      <text:p text:style-name="P22"/>
      <text:p text:style-name="P22">PROBLEM STATEMENT:</text:p>
      <text:p text:style-name="P23"/>
      <text:p text:style-name="P25"><text:span text:style-name="T132">First rule </text:span><text:span text:style-name="T133">of winning </text:span><text:span text:style-name="T132">:- “</text:span><text:span text:style-name="T134">The one who wins is the one who thinks he CAN !!”</text:span> </text:p>
      <text:p text:style-name="P24"><text:span text:style-name="T79"/></text:p>
      <text:p text:style-name="P24"><text:span text:style-name="T79">A</text:span><text:span text:style-name="T78">lex and </text:span><text:span text:style-name="T80">Joe </text:span><text:span text:style-name="T84">both </text:span><text:span text:style-name="T81">play </text:span><text:span text:style-name="T82">the “</text:span><text:span text:style-name="T129">Number Game</text:span><text:span text:style-name="T83">”.</text:span><text:span text:style-name="T84"> </text:span><text:span text:style-name="T86">The rules of the game are as follows -</text:span></text:p>
      <text:list xml:id="list2971873615" text:style-name="L2">
        <text:list-item>
          <text:p text:style-name="P29"><text:span text:style-name="T120">The players are </text:span><text:span text:style-name="T121">given</text:span><text:span text:style-name="T78"> </text:span><text:span text:style-name="T117">two</text:span><text:span text:style-name="T92"> number N </text:span><text:span text:style-name="T118">and K, </text:span><text:span text:style-name="T93">and </text:span><text:span text:style-name="T119">an </text:span><text:span text:style-name="T94">initial </text:span><text:span text:style-name="T95">number <text:s text:c="4"/></text:span><text:span text:style-name="T96">x = 1.</text:span></text:p>
        </text:list-item>
      </text:list>
      <text:list xml:id="list1303138727" text:style-name="L1">
        <text:list-item>
          <text:p text:style-name="P28"><text:span text:style-name="T90">I</text:span><text:span text:style-name="T78">n each turn, </text:span><text:span text:style-name="T110">the</text:span><text:span text:style-name="T97"> </text:span><text:span text:style-name="T91">player </text:span><text:span text:style-name="T98">chooses any </text:span><text:span text:style-name="T99">number from </text:span><text:span text:style-name="T100">2 to K </text:span><text:span text:style-name="T101">and </text:span><text:span text:style-name="T102">multipies </text:span><text:span text:style-name="T103">the chosen number with x </text:span><text:span text:style-name="T111">only to increase the </text:span><text:span text:style-name="T112">value </text:span><text:span text:style-name="T113">of </text:span><text:span text:style-name="T114">x</text:span><text:span text:style-name="T103">, </text:span><text:span text:style-name="T104">(</text:span><text:span text:style-name="T105">i.e. x = x * </text:span><text:span text:style-name="T106">(</text:span><text:span text:style-name="T107">chosen number</text:span><text:span text:style-name="T106">) </text:span><text:span text:style-name="T104">).</text:span></text:p>
        </text:list-item>
        <text:list-item>
          <text:p text:style-name="P30"><text:span text:style-name="T104">T</text:span><text:span text:style-name="T78">he </text:span><text:span text:style-name="T108">player </text:span><text:span text:style-name="T109">who first </text:span><text:span text:style-name="T115">makes x exceed N </text:span><text:span text:style-name="T116">wins the game.</text:span></text:p>
        </text:list-item>
        <text:list-item>
          <text:p text:style-name="P27"><text:span text:style-name="T86">B</text:span><text:span text:style-name="T116">oth players alternate turns </text:span><text:span text:style-name="T87">and </text:span><text:span text:style-name="T88">Alex </text:span><text:span text:style-name="T89">plays </text:span><text:span text:style-name="T90">first.</text:span></text:p>
        </text:list-item>
      </text:list>
      <text:p text:style-name="P31"><text:span text:style-name="T116"/></text:p>
      <text:p text:style-name="P32"><text:span text:style-name="T116">D</text:span><text:span text:style-name="T78">etermine </text:span><text:span text:style-name="T122">who will be the </text:span><text:span text:style-name="T123">winner </text:span><text:span text:style-name="T124">of this amazing sport.</text:span></text:p>
      <text:p text:style-name="P3"><text:span text:style-name="T116">A</text:span><text:span text:style-name="T78">ssume both players play optimally. </text:span><text:span text:style-name="T125">It is guaranteed </text:span><text:span text:style-name="T126">that </text:span><text:span text:style-name="T127">there is always a possible way such that the value of x always exceeds </text:span><text:span text:style-name="T128">N.</text:span></text:p>
      <text:p text:style-name="P26"><text:span text:style-name="T85"><text:tab/> </text:span></text:p>
      <text:p text:style-name="P36">INPUT:</text:p>
      <text:p text:style-name="P33">First line <text:span text:style-name="T130">contains two integers </text:span><text:span text:style-name="T70">N </text:span><text:span text:style-name="T54">and</text:span><text:span text:style-name="T71"> K</text:span><text:span text:style-name="T51">.</text:span></text:p>
      <text:p text:style-name="P33"><text:span text:style-name="T52"/></text:p>
      <text:p text:style-name="P37"><text:span text:style-name="T72">O</text:span><text:span text:style-name="T1">UTPUT:</text:span></text:p>
      <text:p text:style-name="P34"><text:span text:style-name="T53">Y</text:span><text:span text:style-name="T50">ou need to </text:span><text:span text:style-name="T55">find </text:span><text:span text:style-name="T56">the </text:span><text:span text:style-name="T57">winner of the game if </text:span><text:span text:style-name="T73">Alex </text:span><text:span text:style-name="T57">plays first.</text:span></text:p>
      <text:p text:style-name="P35"><text:span text:style-name="T57">Y</text:span><text:span text:style-name="T50">ou need to display “</text:span><text:span text:style-name="T58">Alex” </text:span><text:span text:style-name="T59">if </text:span><text:span text:style-name="T74">Alex </text:span><text:span text:style-name="T60">wins </text:span><text:span text:style-name="T61">or “</text:span><text:span text:style-name="T62">Joe”</text:span><text:span text:style-name="T75"> </text:span><text:span text:style-name="T63">if </text:span><text:span text:style-name="T77">Joe</text:span><text:span text:style-name="T64"> wins the game </text:span><text:span text:style-name="T65">(without quotes).</text:span><text:span text:style-name="T76"> </text:span><text:span text:style-name="T59"><text:s/></text:span></text:p>
      <text:p text:style-name="P39"/>
      <text:p text:style-name="P4"><text:span text:style-name="T50">Constraints:</text:span></text:p>
      <text:p text:style-name="P1"><text:soft-page-break/><text:span text:style-name="T7">2</text:span><text:span text:style-name="T2"> &lt;= </text:span><text:span text:style-name="T4">N</text:span><text:span text:style-name="T3"> &lt;</text:span><text:span text:style-name="T5">= 10</text:span><text:span text:style-name="T131">18</text:span></text:p>
      <text:p text:style-name="P2"><text:span text:style-name="T9">2</text:span><text:span text:style-name="T6"> &lt;= </text:span><text:span text:style-name="T8">K</text:span><text:span text:style-name="T3"> &lt;</text:span><text:span text:style-name="T5">= </text:span><text:span text:style-name="T9">9</text:span><text:span text:style-name="T6">.</text:span></text:p>
      <text:p text:style-name="P9"><text:span text:style-name="T6"/></text:p>
      <text:p text:style-name="P9"><text:span text:style-name="T6">S</text:span><text:span text:style-name="T11">ample Input 1</text:span><text:span text:style-name="T2">:</text:span></text:p>
      <text:p text:style-name="P12"><text:span text:style-name="T14">17</text:span><text:span text:style-name="T2"> </text:span><text:span text:style-name="T13">9</text:span></text:p>
      <text:p text:style-name="P9"><text:span text:style-name="T2"/></text:p>
      <text:p text:style-name="P10"><text:span text:style-name="T6">S</text:span><text:span text:style-name="T11">ample </text:span><text:span text:style-name="T12">Out</text:span><text:span text:style-name="T11">put 1</text:span><text:span text:style-name="T2">:</text:span></text:p>
      <text:p text:style-name="P14"><text:span text:style-name="T2">Joe</text:span></text:p>
      <text:p text:style-name="P5"><text:span text:style-name="T68">E</text:span><text:span text:style-name="T50">XPLANATION</text:span><text:span text:style-name="T2">:</text:span></text:p>
      <text:p text:style-name="P7"><text:span text:style-name="T2">If </text:span><text:span text:style-name="T10">N = </text:span><text:span text:style-name="T15">17 </text:span><text:span text:style-name="T16">and K = </text:span><text:span text:style-name="T17">9 , </text:span><text:span text:style-name="T18">then </text:span><text:span text:style-name="T19">one of the possible ways for </text:span><text:span text:style-name="T20">Joe to win is:-</text:span></text:p>
      <text:p text:style-name="P15"><text:span text:style-name="T66">A</text:span><text:span text:style-name="T50">lex’</text:span><text:span text:style-name="T67">s </text:span><text:span text:style-name="T50">turn : </text:span><text:span text:style-name="T21">Multiplies x with </text:span><text:span text:style-name="T22">3</text:span><text:span text:style-name="T23">, </text:span><text:span text:style-name="T24">x = </text:span><text:span text:style-name="T25">1*3 = 3.</text:span></text:p>
      <text:p text:style-name="P16"><text:span text:style-name="T69">Joe</text:span><text:span text:style-name="T25">’</text:span><text:span text:style-name="T26">s </text:span><text:span text:style-name="T25">turn : </text:span><text:span text:style-name="T21">Multiplies x with </text:span><text:span text:style-name="T28">7</text:span><text:span text:style-name="T23">, </text:span><text:span text:style-name="T24">x = </text:span><text:span text:style-name="T29">3</text:span><text:span text:style-name="T25">*</text:span><text:span text:style-name="T29">7</text:span><text:span text:style-name="T25"> = </text:span><text:span text:style-name="T29">21</text:span><text:span text:style-name="T25">.</text:span></text:p>
      <text:p text:style-name="P19"><text:span text:style-name="T25">S</text:span><text:span text:style-name="T2">ince </text:span><text:span text:style-name="T30">it was </text:span><text:span text:style-name="T32">Joe’</text:span><text:span text:style-name="T33">s </text:span><text:span text:style-name="T34">turn in which </text:span><text:span text:style-name="T35">value of x </text:span><text:span text:style-name="T36">exceeded </text:span><text:span text:style-name="T37">N , </text:span><text:span text:style-name="T38">therefore Joe </text:span><text:span text:style-name="T39">is </text:span><text:span text:style-name="T40">the winner.</text:span></text:p>
      <text:p text:style-name="P1"><text:span text:style-name="T3"/></text:p>
      <text:p text:style-name="P1"><text:span text:style-name="T3"><text:s/></text:span><text:span text:style-name="T50"><text:s/></text:span></text:p>
      <text:p text:style-name="P11"><text:span text:style-name="T6">S</text:span><text:span text:style-name="T11">ample Input </text:span><text:span text:style-name="T41">2</text:span><text:span text:style-name="T2">:</text:span></text:p>
      <text:p text:style-name="P13"><text:span text:style-name="T14">1</text:span><text:span text:style-name="T42">62</text:span><text:span text:style-name="T2"> </text:span><text:span text:style-name="T13">9</text:span></text:p>
      <text:p text:style-name="P11"><text:span text:style-name="T6">S</text:span><text:span text:style-name="T11">ample </text:span><text:span text:style-name="T12">Out</text:span><text:span text:style-name="T11">put </text:span><text:span text:style-name="T41">2</text:span><text:span text:style-name="T2">:</text:span></text:p>
      <text:p text:style-name="P21"><text:span text:style-name="T2">Alex</text:span></text:p>
      <text:p text:style-name="P6"><text:span text:style-name="T68">E</text:span><text:span text:style-name="T50">XPLANATION</text:span><text:span text:style-name="T2">:</text:span></text:p>
      <text:p text:style-name="P8"><text:span text:style-name="T2">If </text:span><text:span text:style-name="T10">N = </text:span><text:span text:style-name="T15">1</text:span><text:span text:style-name="T42">62</text:span><text:span text:style-name="T15"> </text:span><text:span text:style-name="T16">and K = </text:span><text:span text:style-name="T17">9 , </text:span><text:span text:style-name="T18">then </text:span><text:span text:style-name="T19">one of the possible ways for </text:span><text:span text:style-name="T43">Alex</text:span><text:span text:style-name="T20"> to win is:-</text:span></text:p>
      <text:p text:style-name="P17"><text:span text:style-name="T66">A</text:span><text:span text:style-name="T50">lex’</text:span><text:span text:style-name="T67">s </text:span><text:span text:style-name="T50">turn : </text:span><text:span text:style-name="T21">Multiplies x with </text:span><text:span text:style-name="T44">9</text:span><text:span text:style-name="T23">, </text:span><text:span text:style-name="T24">x = </text:span><text:span text:style-name="T25">1*</text:span><text:span text:style-name="T44">9</text:span><text:span text:style-name="T25"> = </text:span><text:span text:style-name="T44">9</text:span><text:span text:style-name="T25">.</text:span></text:p>
      <text:p text:style-name="P17"><text:span text:style-name="T69">Joe</text:span><text:span text:style-name="T25">’</text:span><text:span text:style-name="T26">s </text:span><text:span text:style-name="T25">turn : </text:span><text:span text:style-name="T21">Multiplies x with </text:span><text:span text:style-name="T45">8</text:span><text:span text:style-name="T23">, </text:span><text:span text:style-name="T24">x = </text:span><text:span text:style-name="T45">9</text:span><text:span text:style-name="T25">*</text:span><text:span text:style-name="T45">8</text:span><text:span text:style-name="T25"> = </text:span><text:span text:style-name="T45">72</text:span><text:span text:style-name="T25">.</text:span></text:p>
      <text:p text:style-name="P18"><text:span text:style-name="T20">A</text:span><text:span text:style-name="T25">lex’</text:span><text:span text:style-name="T26">s </text:span><text:span text:style-name="T25">turn : </text:span><text:span text:style-name="T21">Multiplies x with </text:span><text:span text:style-name="T46">3</text:span><text:span text:style-name="T23">, </text:span><text:span text:style-name="T24">x = </text:span><text:span text:style-name="T47">72</text:span><text:span text:style-name="T25">*</text:span><text:span text:style-name="T47">3</text:span><text:span text:style-name="T25"> = </text:span><text:span text:style-name="T47">216</text:span><text:span text:style-name="T25">.</text:span></text:p>
      <text:p text:style-name="P20"><text:span text:style-name="T25">S</text:span><text:span text:style-name="T2">ince </text:span><text:span text:style-name="T30">it was </text:span><text:span text:style-name="T48">Alex</text:span><text:span text:style-name="T32">’</text:span><text:span text:style-name="T33">s </text:span><text:span text:style-name="T34">turn in which </text:span><text:span text:style-name="T35">value of x </text:span><text:span text:style-name="T36">exceeded </text:span><text:span text:style-name="T37">N , </text:span><text:span text:style-name="T38">therefore </text:span><text:span text:style-name="T49">Alex</text:span><text:span text:style-name="T38"> </text:span><text:span text:style-name="T39">is </text:span><text:span text:style-name="T40">the winn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_Main" svg:font-family="MathJax_Main" style:font-pitch="variable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5:33:52.400499350</meta:creation-date>
    <dc:date>2019-07-19T16:14:53.090802823</dc:date>
    <meta:editing-duration>PT39M11S</meta:editing-duration>
    <meta:editing-cycles>216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352" meta:character-count="1618" meta:non-whitespace-character-count="1290"/>
  </office:meta>
</office:document-meta>
</file>